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88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5.17mm"/>
    </style:style>
    <style:style style:name="co7" style:family="table-column">
      <style:table-column-properties fo:break-before="auto" style:column-width="11.98mm"/>
    </style:style>
    <style:style style:name="ro1" style:family="table-row">
      <style:table-row-properties style:row-height="4.39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60"/>
    <style:style style:name="ce4" style:family="table-cell" style:parent-style-name="Default" style:data-style-name="N2"/>
    <style:style style:name="ce5" style:family="table-cell" style:parent-style-name="Default" style:data-style-name="N1"/>
    <style:style style:name="ce6" style:family="table-cell" style:parent-style-name="Default">
      <style:table-cell-properties fo:background-color="#00ff66"/>
    </style:style>
    <style:style style:name="ce7" style:family="table-cell" style:parent-style-name="Default" style:data-style-name="N1">
      <style:table-cell-properties fo:background-color="#00ff66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5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>
            <text:p>INPUT</text:p>
          </table:table-cell>
          <table:table-cell table:number-columns-repeated="2"/>
          <table:table-cell office:value-type="string">
            <text:p>Ru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number of PT100:</text:p>
          </table:table-cell>
          <table:table-cell/>
          <table:table-cell table:style-name="ce2" office:value-type="float" office:value="1">
            <text:p>1</text:p>
          </table:table-cell>
          <table:table-cell office:value-type="string">
            <text:p>Rd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Vref Pt100</text:p>
          </table:table-cell>
          <table:table-cell table:style-name="ce2" office:value-type="float" office:value="5">
            <text:p>5</text:p>
          </table:table-cell>
          <table:table-cell office:value-type="string">
            <text:p>Vref A/D</text:p>
          </table:table-cell>
          <table:table-cell table:formula="of:=[.C4]*[.E3]/([.E2]+[.E3])" office:value-type="float" office:value="0.652173913043478">
            <text:p>0.652173913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R1</text:p>
          </table:table-cell>
          <table:table-cell table:style-name="ce2" office:value-type="float" office:value="1000">
            <text:p>1000</text:p>
          </table:table-cell>
          <table:table-cell table:number-columns-repeated="4"/>
          <table:table-cell office:value-type="string">
            <text:p>copy the green block to sourc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A</text:p>
          </table:table-cell>
          <table:table-cell table:style-name="ce3" office:value-type="float" office:value="0.0039083">
            <text:p>3.91E-003</text:p>
          </table:table-cell>
          <table:table-cell table:number-columns-repeated="4"/>
          <table:table-cell table:style-name="ce6" table:number-columns-repeated="3"/>
          <table:table-cell table:style-name="ce7"/>
          <table:table-cell table:style-name="ce6"/>
        </table:table-row>
        <table:table-row table:style-name="ro1">
          <table:table-cell/>
          <table:table-cell office:value-type="string">
            <text:p>B</text:p>
          </table:table-cell>
          <table:table-cell table:style-name="ce3" office:value-type="float" office:value="-0.0000005775">
            <text:p>-5.78E-007</text:p>
          </table:table-cell>
          <table:table-cell table:number-columns-repeated="4"/>
          <table:table-cell table:style-name="ce6" table:number-columns-repeated="3"/>
          <table:table-cell table:style-name="ce7"/>
          <table:table-cell table:style-name="ce6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6" office:value-type="string">
            <text:p>struct conv_table ad_to_temp[]={</text:p>
          </table:table-cell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office:value-type="string">
            <text:p>temp</text:p>
          </table:table-cell>
          <table:table-cell office:value-type="string">
            <text:p>RPt100</text:p>
          </table:table-cell>
          <table:table-cell office:value-type="string">
            <text:p>sumPt100</text:p>
          </table:table-cell>
          <table:table-cell office:value-type="string">
            <text:p>Vin</text:p>
          </table:table-cell>
          <table:table-cell office:value-type="string">
            <text:p>AD</text:p>
          </table:table-cell>
          <table:table-cell table:number-columns-repeated="2"/>
          <table:table-cell table:style-name="ce6" office:value-type="string">
            <text:p>//</text:p>
          </table:table-cell>
          <table:table-cell table:style-name="ce6" office:value-type="string">
            <text:p>AD value</text:p>
          </table:table-cell>
          <table:table-cell table:style-name="ce6"/>
          <table:table-cell table:style-name="ce7" office:value-type="string">
            <text:p>temp*10</text:p>
          </table:table-cell>
          <table:table-cell table:style-name="ce6"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100*(1+[.$C$6]*[.A10]+[.$C$7]*[.A10]*[.A10])" office:value-type="float" office:value="100">
            <text:p>100.0</text:p>
          </table:table-cell>
          <table:table-cell table:style-name="ce1" table:formula="of:=[.$C$3]*[.B10]" office:value-type="float" office:value="100">
            <text:p>100.0</text:p>
          </table:table-cell>
          <table:table-cell table:style-name="ce4" table:formula="of:=[.$C$4]*[.C10]/([.C10]+[.$C$5])" office:value-type="float" office:value="0.454545454545455">
            <text:p>0.45</text:p>
          </table:table-cell>
          <table:table-cell table:formula="of:=INT([.D10]/[.$E$4]*65536)" office:value-type="float" office:value="45676">
            <text:p>45676</text:p>
          </table:table-cell>
          <table:table-cell table:formula="of:=([.E11]-[.E10])/64/10" office:value-type="float" office:value="2.5234375">
            <text:p>2.52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0]" office:value-type="float" office:value="45676">
            <text:p>45676</text:p>
          </table:table-cell>
          <table:table-cell table:style-name="ce7" office:value-type="string">
            <text:p>,</text:p>
          </table:table-cell>
          <table:table-cell table:style-name="ce7" table:formula="of:=[.A10]*10" office:value-type="float" office:value="0">
            <text:p>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0]+10" office:value-type="float" office:value="10">
            <text:p>10</text:p>
          </table:table-cell>
          <table:table-cell table:style-name="ce1" table:formula="of:=100*(1+[.$C$6]*[.A11]+[.$C$7]*[.A11]*[.A11])" office:value-type="float" office:value="103.902525">
            <text:p>103.9</text:p>
          </table:table-cell>
          <table:table-cell table:style-name="ce1" table:formula="of:=[.$C$3]*[.B11]" office:value-type="float" office:value="103.902525">
            <text:p>103.9</text:p>
          </table:table-cell>
          <table:table-cell table:style-name="ce4" table:formula="of:=[.$C$4]*[.C11]/([.C11]+[.$C$5])" office:value-type="float" office:value="0.470614581663358">
            <text:p>0.47</text:p>
          </table:table-cell>
          <table:table-cell table:formula="of:=INT([.D11]/[.$E$4]*65536)" office:value-type="float" office:value="47291">
            <text:p>47291</text:p>
          </table:table-cell>
          <table:table-cell table:formula="of:=([.E12]-[.E11])/64/10" office:value-type="float" office:value="2.4984375">
            <text:p>2.50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1]" office:value-type="float" office:value="47291">
            <text:p>47291</text:p>
          </table:table-cell>
          <table:table-cell table:style-name="ce7" office:value-type="string">
            <text:p>,</text:p>
          </table:table-cell>
          <table:table-cell table:style-name="ce7" table:formula="of:=[.A11]*10" office:value-type="float" office:value="100">
            <text:p>1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1]+10" office:value-type="float" office:value="20">
            <text:p>20</text:p>
          </table:table-cell>
          <table:table-cell table:style-name="ce1" table:formula="of:=100*(1+[.$C$6]*[.A12]+[.$C$7]*[.A12]*[.A12])" office:value-type="float" office:value="107.7935">
            <text:p>107.8</text:p>
          </table:table-cell>
          <table:table-cell table:style-name="ce1" table:formula="of:=[.$C$3]*[.B12]" office:value-type="float" office:value="107.7935">
            <text:p>107.8</text:p>
          </table:table-cell>
          <table:table-cell table:style-name="ce4" table:formula="of:=[.$C$4]*[.C12]/([.C12]+[.$C$5])" office:value-type="float" office:value="0.486523436001385">
            <text:p>0.49</text:p>
          </table:table-cell>
          <table:table-cell table:formula="of:=INT([.D12]/[.$E$4]*65536)" office:value-type="float" office:value="48890">
            <text:p>48890</text:p>
          </table:table-cell>
          <table:table-cell table:formula="of:=([.E13]-[.E12])/64/10" office:value-type="float" office:value="2.471875">
            <text:p>2.47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2]" office:value-type="float" office:value="48890">
            <text:p>48890</text:p>
          </table:table-cell>
          <table:table-cell table:style-name="ce7" office:value-type="string">
            <text:p>,</text:p>
          </table:table-cell>
          <table:table-cell table:style-name="ce7" table:formula="of:=[.A12]*10" office:value-type="float" office:value="200">
            <text:p>2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2]+10" office:value-type="float" office:value="30">
            <text:p>30</text:p>
          </table:table-cell>
          <table:table-cell table:style-name="ce1" table:formula="of:=100*(1+[.$C$6]*[.A13]+[.$C$7]*[.A13]*[.A13])" office:value-type="float" office:value="111.672925">
            <text:p>111.7</text:p>
          </table:table-cell>
          <table:table-cell table:style-name="ce1" table:formula="of:=[.$C$3]*[.B13]" office:value-type="float" office:value="111.672925">
            <text:p>111.7</text:p>
          </table:table-cell>
          <table:table-cell table:style-name="ce4" table:formula="of:=[.$C$4]*[.C13]/([.C13]+[.$C$5])" office:value-type="float" office:value="0.502274196342418">
            <text:p>0.50</text:p>
          </table:table-cell>
          <table:table-cell table:formula="of:=INT([.D13]/[.$E$4]*65536)" office:value-type="float" office:value="50472">
            <text:p>50472</text:p>
          </table:table-cell>
          <table:table-cell table:formula="of:=([.E14]-[.E13])/64/10" office:value-type="float" office:value="2.4484375">
            <text:p>2.45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3]" office:value-type="float" office:value="50472">
            <text:p>50472</text:p>
          </table:table-cell>
          <table:table-cell table:style-name="ce7" office:value-type="string">
            <text:p>,</text:p>
          </table:table-cell>
          <table:table-cell table:style-name="ce7" table:formula="of:=[.A13]*10" office:value-type="float" office:value="300">
            <text:p>3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3]+10" office:value-type="float" office:value="40">
            <text:p>40</text:p>
          </table:table-cell>
          <table:table-cell table:style-name="ce1" table:formula="of:=100*(1+[.$C$6]*[.A14]+[.$C$7]*[.A14]*[.A14])" office:value-type="float" office:value="115.5408">
            <text:p>115.5</text:p>
          </table:table-cell>
          <table:table-cell table:style-name="ce1" table:formula="of:=[.$C$3]*[.B14]" office:value-type="float" office:value="115.5408">
            <text:p>115.5</text:p>
          </table:table-cell>
          <table:table-cell table:style-name="ce4" table:formula="of:=[.$C$4]*[.C14]/([.C14]+[.$C$5])" office:value-type="float" office:value="0.517869001295157">
            <text:p>0.52</text:p>
          </table:table-cell>
          <table:table-cell table:formula="of:=INT([.D14]/[.$E$4]*65536)" office:value-type="float" office:value="52039">
            <text:p>52039</text:p>
          </table:table-cell>
          <table:table-cell table:formula="of:=([.E15]-[.E14])/64/10" office:value-type="float" office:value="2.425">
            <text:p>2.43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4]" office:value-type="float" office:value="52039">
            <text:p>52039</text:p>
          </table:table-cell>
          <table:table-cell table:style-name="ce7" office:value-type="string">
            <text:p>,</text:p>
          </table:table-cell>
          <table:table-cell table:style-name="ce7" table:formula="of:=[.A14]*10" office:value-type="float" office:value="400">
            <text:p>4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4]+10" office:value-type="float" office:value="50">
            <text:p>50</text:p>
          </table:table-cell>
          <table:table-cell table:style-name="ce1" table:formula="of:=100*(1+[.$C$6]*[.A15]+[.$C$7]*[.A15]*[.A15])" office:value-type="float" office:value="119.397125">
            <text:p>119.4</text:p>
          </table:table-cell>
          <table:table-cell table:style-name="ce1" table:formula="of:=[.$C$3]*[.B15]" office:value-type="float" office:value="119.397125">
            <text:p>119.4</text:p>
          </table:table-cell>
          <table:table-cell table:style-name="ce4" table:formula="of:=[.$C$4]*[.C15]/([.C15]+[.$C$5])" office:value-type="float" office:value="0.533309950210923">
            <text:p>0.53</text:p>
          </table:table-cell>
          <table:table-cell table:formula="of:=INT([.D15]/[.$E$4]*65536)" office:value-type="float" office:value="53591">
            <text:p>53591</text:p>
          </table:table-cell>
          <table:table-cell table:formula="of:=([.E16]-[.E15])/64/10" office:value-type="float" office:value="2.4">
            <text:p>2.40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5]" office:value-type="float" office:value="53591">
            <text:p>53591</text:p>
          </table:table-cell>
          <table:table-cell table:style-name="ce7" office:value-type="string">
            <text:p>,</text:p>
          </table:table-cell>
          <table:table-cell table:style-name="ce7" table:formula="of:=[.A15]*10" office:value-type="float" office:value="500">
            <text:p>5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5]+10" office:value-type="float" office:value="60">
            <text:p>60</text:p>
          </table:table-cell>
          <table:table-cell table:style-name="ce1" table:formula="of:=100*(1+[.$C$6]*[.A16]+[.$C$7]*[.A16]*[.A16])" office:value-type="float" office:value="123.2419">
            <text:p>123.2</text:p>
          </table:table-cell>
          <table:table-cell table:style-name="ce1" table:formula="of:=[.$C$3]*[.B16]" office:value-type="float" office:value="123.2419">
            <text:p>123.2</text:p>
          </table:table-cell>
          <table:table-cell table:style-name="ce4" table:formula="of:=[.$C$4]*[.C16]/([.C16]+[.$C$5])" office:value-type="float" office:value="0.548599104075444">
            <text:p>0.55</text:p>
          </table:table-cell>
          <table:table-cell table:formula="of:=INT([.D16]/[.$E$4]*65536)" office:value-type="float" office:value="55127">
            <text:p>55127</text:p>
          </table:table-cell>
          <table:table-cell table:formula="of:=([.E17]-[.E16])/64/10" office:value-type="float" office:value="2.378125">
            <text:p>2.38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6]" office:value-type="float" office:value="55127">
            <text:p>55127</text:p>
          </table:table-cell>
          <table:table-cell table:style-name="ce7" office:value-type="string">
            <text:p>,</text:p>
          </table:table-cell>
          <table:table-cell table:style-name="ce7" table:formula="of:=[.A16]*10" office:value-type="float" office:value="600">
            <text:p>6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6]+10" office:value-type="float" office:value="70">
            <text:p>70</text:p>
          </table:table-cell>
          <table:table-cell table:style-name="ce1" table:formula="of:=100*(1+[.$C$6]*[.A17]+[.$C$7]*[.A17]*[.A17])" office:value-type="float" office:value="127.075125">
            <text:p>127.1</text:p>
          </table:table-cell>
          <table:table-cell table:style-name="ce1" table:formula="of:=[.$C$3]*[.B17]" office:value-type="float" office:value="127.075125">
            <text:p>127.1</text:p>
          </table:table-cell>
          <table:table-cell table:style-name="ce4" table:formula="of:=[.$C$4]*[.C17]/([.C17]+[.$C$5])" office:value-type="float" office:value="0.563738486376407">
            <text:p>0.56</text:p>
          </table:table-cell>
          <table:table-cell table:formula="of:=INT([.D17]/[.$E$4]*65536)" office:value-type="float" office:value="56649">
            <text:p>56649</text:p>
          </table:table-cell>
          <table:table-cell table:formula="of:=([.E18]-[.E17])/64/10" office:value-type="float" office:value="2.353125">
            <text:p>2.35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7]" office:value-type="float" office:value="56649">
            <text:p>56649</text:p>
          </table:table-cell>
          <table:table-cell table:style-name="ce7" office:value-type="string">
            <text:p>,</text:p>
          </table:table-cell>
          <table:table-cell table:style-name="ce7" table:formula="of:=[.A17]*10" office:value-type="float" office:value="700">
            <text:p>7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7]+10" office:value-type="float" office:value="80">
            <text:p>80</text:p>
          </table:table-cell>
          <table:table-cell table:style-name="ce1" table:formula="of:=100*(1+[.$C$6]*[.A18]+[.$C$7]*[.A18]*[.A18])" office:value-type="float" office:value="130.8968">
            <text:p>130.9</text:p>
          </table:table-cell>
          <table:table-cell table:style-name="ce1" table:formula="of:=[.$C$3]*[.B18]" office:value-type="float" office:value="130.8968">
            <text:p>130.9</text:p>
          </table:table-cell>
          <table:table-cell table:style-name="ce4" table:formula="of:=[.$C$4]*[.C18]/([.C18]+[.$C$5])" office:value-type="float" office:value="0.578730083947536">
            <text:p>0.58</text:p>
          </table:table-cell>
          <table:table-cell table:formula="of:=INT([.D18]/[.$E$4]*65536)" office:value-type="float" office:value="58155">
            <text:p>58155</text:p>
          </table:table-cell>
          <table:table-cell table:formula="of:=([.E19]-[.E18])/64/10" office:value-type="float" office:value="2.33125">
            <text:p>2.33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8]" office:value-type="float" office:value="58155">
            <text:p>58155</text:p>
          </table:table-cell>
          <table:table-cell table:style-name="ce7" office:value-type="string">
            <text:p>,</text:p>
          </table:table-cell>
          <table:table-cell table:style-name="ce7" table:formula="of:=[.A18]*10" office:value-type="float" office:value="800">
            <text:p>8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8]+10" office:value-type="float" office:value="90">
            <text:p>90</text:p>
          </table:table-cell>
          <table:table-cell table:style-name="ce1" table:formula="of:=100*(1+[.$C$6]*[.A19]+[.$C$7]*[.A19]*[.A19])" office:value-type="float" office:value="134.706925">
            <text:p>134.7</text:p>
          </table:table-cell>
          <table:table-cell table:style-name="ce1" table:formula="of:=[.$C$3]*[.B19]" office:value-type="float" office:value="134.706925">
            <text:p>134.7</text:p>
          </table:table-cell>
          <table:table-cell table:style-name="ce4" table:formula="of:=[.$C$4]*[.C19]/([.C19]+[.$C$5])" office:value-type="float" office:value="0.593575847789948">
            <text:p>0.59</text:p>
          </table:table-cell>
          <table:table-cell table:formula="of:=INT([.D19]/[.$E$4]*65536)" office:value-type="float" office:value="59647">
            <text:p>59647</text:p>
          </table:table-cell>
          <table:table-cell table:formula="of:=([.E20]-[.E19])/64/10" office:value-type="float" office:value="2.3078125">
            <text:p>2.31</text:p>
          </table:table-cell>
          <table:table-cell/>
          <table:table-cell table:style-name="ce6" office:value-type="string">
            <text:p><text:s text:c="2"/>{</text:p>
          </table:table-cell>
          <table:table-cell table:style-name="ce7" table:formula="of:=[.E19]" office:value-type="float" office:value="59647">
            <text:p>59647</text:p>
          </table:table-cell>
          <table:table-cell table:style-name="ce7" office:value-type="string">
            <text:p>,</text:p>
          </table:table-cell>
          <table:table-cell table:style-name="ce7" table:formula="of:=[.A19]*10" office:value-type="float" office:value="900">
            <text:p>900</text:p>
          </table:table-cell>
          <table:table-cell table:style-name="ce6" office:value-type="string">
            <text:p>},</text:p>
          </table:table-cell>
        </table:table-row>
        <table:table-row table:style-name="ro3">
          <table:table-cell table:formula="of:=[.A19]+10" office:value-type="float" office:value="100">
            <text:p>100</text:p>
          </table:table-cell>
          <table:table-cell table:style-name="ce1" table:formula="of:=100*(1+[.$C$6]*[.A20]+[.$C$7]*[.A20]*[.A20])" office:value-type="float" office:value="138.5055">
            <text:p>138.5</text:p>
          </table:table-cell>
          <table:table-cell table:style-name="ce1" table:formula="of:=[.$C$3]*[.B20]" office:value-type="float" office:value="138.5055">
            <text:p>138.5</text:p>
          </table:table-cell>
          <table:table-cell table:style-name="ce4" table:formula="of:=[.$C$4]*[.C20]/([.C20]+[.$C$5])" office:value-type="float" office:value="0.608277693871483">
            <text:p>0.61</text:p>
          </table:table-cell>
          <table:table-cell table:formula="of:=INT([.D20]/[.$E$4]*65536)" office:value-type="float" office:value="61124">
            <text:p>61124</text:p>
          </table:table-cell>
          <table:table-cell table:number-columns-repeated="2"/>
          <table:table-cell table:style-name="ce6" office:value-type="string">
            <text:p><text:s text:c="2"/>{</text:p>
          </table:table-cell>
          <table:table-cell table:style-name="ce7" table:formula="of:=[.E20]" office:value-type="float" office:value="61124">
            <text:p>61124</text:p>
          </table:table-cell>
          <table:table-cell table:style-name="ce7" office:value-type="string">
            <text:p>,</text:p>
          </table:table-cell>
          <table:table-cell table:style-name="ce7" table:formula="of:=[.A20]*10" office:value-type="float" office:value="1000">
            <text:p>1000</text:p>
          </table:table-cell>
          <table:table-cell table:style-name="ce6" office:value-type="string">
            <text:p>},</text:p>
          </table:table-cell>
        </table:table-row>
        <table:table-row table:style-name="ro1">
          <table:table-cell table:number-columns-repeated="7"/>
          <table:table-cell table:style-name="ce6" office:value-type="string">
            <text:p><text:s text:c="2"/>{</text:p>
          </table:table-cell>
          <table:table-cell table:style-name="ce7" office:value-type="float" office:value="65535">
            <text:p>65535</text:p>
          </table:table-cell>
          <table:table-cell table:style-name="ce7" office:value-type="string">
            <text:p>,</text:p>
          </table:table-cell>
          <table:table-cell table:style-name="ce7" office:value-type="float" office:value="1001">
            <text:p>1001</text:p>
          </table:table-cell>
          <table:table-cell table:style-name="ce6" office:value-type="string">
            <text:p>},</text:p>
          </table:table-cell>
        </table:table-row>
        <table:table-row table:style-name="ro1">
          <table:table-cell table:number-columns-repeated="7"/>
          <table:table-cell table:style-name="ce6" office:value-type="string">
            <text:p>};</text:p>
          </table:table-cell>
          <table:table-cell table:style-name="ce6" table:number-columns-repeated="2"/>
          <table:table-cell table:style-name="ce7"/>
          <table:table-cell table:style-name="ce6"/>
        </table:table-row>
        <table:table-row table:style-name="ro1">
          <table:table-cell table:number-columns-repeated="7"/>
          <table:table-cell table:style-name="ce6" table:number-columns-repeated="3"/>
          <table:table-cell table:style-name="ce7"/>
          <table:table-cell table:style-name="ce6"/>
        </table:table-row>
        <table:table-row table:style-name="ro1" table:number-rows-repeated="1048534">
          <table:table-cell table:number-columns-repeated="12"/>
        </table:table-row>
        <table:table-row table:style-name="ro4" table:number-rows-repeated="18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0000-00-00T12:15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8T17:02:19</dc:date>
    <dc:creator>Josef Pavlik</dc:creator>
    <meta:generator>LibreOffice/4.0.6.2$Linux_X86_64 LibreOffice_project/2e2573268451a50806fcd60ae2d9fe01dd0ce24</meta:generator>
    <meta:editing-duration>P1DT4H22M12S</meta:editing-duration>
    <meta:editing-cycles>10</meta:editing-cycles>
    <meta:document-statistic meta:table-count="1" meta:cell-count="153" meta:object-count="0"/>
  </office:meta>
</office:document-meta>
</file>